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B0000017ECB638E27C06E3F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8cm" fo:min-width="0.668cm" fo:padding-top="0.142cm" fo:padding-bottom="0.142cm" fo:padding-left="0.267cm" fo:padding-right="0.267cm" draw:shadow="hidden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8cm" fo:min-width="0.668cm" fo:padding-top="0.142cm" fo:padding-bottom="0.142cm" fo:padding-left="0.267cm" fo:padding-right="0.267cm" draw:shadow="hidden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8.616cm" fo:min-width="8.1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6cm" fo:min-width="2.7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223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objectwithoutfill">
      <style:graphic-properties draw:stroke="dash" draw:stroke-dash="Dashed_20__28_var_29_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6.016cm" fo:min-width="9.1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8.216cm" fo:min-width="8.1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822cm" svg:height="2.269cm" svg:x="1.278cm" svg:y="5.4cm">
          <draw:image xlink:href="Pictures/10000201000001DB0000017ECB638E27C06E3F59.png" xlink:type="simple" xlink:show="embed" xlink:actuate="onLoad">
            <text:p/>
          </draw:image>
        </draw:frame>
        <draw:g xml:id="id5" draw:id="id5">
          <draw:path draw:style-name="gr2" draw:text-style-name="P2" draw:layer="layout" svg:width="1.7cm" svg:height="1.7cm" svg:x="7.299cm" svg:y="5.7cm" svg:viewBox="0 0 1701 1701" svg:d="M850 0c482 0 850 368 850 850s-368 850-850 850-850-368-850-850 368-850 850-850zM0 0zM1701 1701z">
            <text:p/>
          </draw:path>
          <draw:path draw:style-name="gr3" draw:text-style-name="P3" draw:layer="layout" svg:width="0.4cm" svg:height="0.2cm" svg:x="8.799cm" svg:y="6.499cm" svg:viewBox="0 0 401 201" svg:d="M106 1c-35 0-71 0-106 0 67 67 133 133 200 200 67-67 134-133 201-200-35 0-71 0-106 0-63 0-126 0-189 0zM0 201zM401 0z">
            <text:p/>
          </draw:path>
          <draw:path draw:style-name="gr2" draw:text-style-name="P2" draw:layer="layout" svg:width="1.7cm" svg:height="1.7cm" svg:x="7.3cm" svg:y="5.701cm" svg:viewBox="0 0 1701 1701" svg:d="M850 0c482 0 850 368 850 850s-368 850-850 850-850-368-850-850 368-850 850-850zM0 0zM1701 1701z">
            <text:p/>
          </draw:path>
        </draw:g>
        <draw:g xml:id="id4" draw:id="id4">
          <draw:path draw:style-name="gr4" draw:text-style-name="P2" draw:layer="layout" svg:width="1.7cm" svg:height="1.7cm" svg:x="16.8cm" svg:y="3.1cm" svg:viewBox="0 0 1701 1701" svg:d="M850 0c482 0 850 368 850 850s-368 850-850 850-850-368-850-850 368-850 850-850zM0 0zM1701 1701z">
            <text:p text:style-name="P1"><text:s/></text:p>
          </draw:path>
          <draw:line draw:style-name="gr5" draw:text-style-name="P2" draw:layer="layout" svg:x1="17.101cm" svg:y1="4.801cm" svg:x2="18.201cm" svg:y2="4.801cm">
            <text:p/>
          </draw:line>
        </draw:g>
        <draw:g xml:id="id7" draw:id="id7">
          <draw:path draw:style-name="gr2" draw:text-style-name="P2" draw:layer="layout" svg:width="1.7cm" svg:height="1.7cm" svg:x="7.299cm" svg:y="12.6cm" svg:viewBox="0 0 1701 1701" svg:d="M850 0c482 0 850 368 850 850s-368 850-850 850-850-368-850-850 368-850 850-850zM0 0zM1701 1701z">
            <text:p/>
          </draw:path>
          <draw:line draw:style-name="gr5" draw:text-style-name="P2" draw:layer="layout" svg:x1="7.086cm" svg:y1="13.457cm" svg:x2="7.286cm" svg:y2="13.457cm">
            <text:p/>
          </draw:line>
          <draw:line draw:style-name="gr5" draw:text-style-name="P2" draw:layer="layout" svg:x1="7.086cm" svg:y1="13.057cm" svg:x2="7.086cm" svg:y2="13.857cm">
            <text:p/>
          </draw:line>
        </draw:g>
        <draw:custom-shape draw:style-name="gr6" draw:text-style-name="P2" draw:layer="layout" svg:width="8.7cm" svg:height="8.9cm" svg:x="6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3cm" svg:height="0.7cm" svg:x="6cm" svg:y="2.1cm">
          <text:p text:style-name="P1">Controller</text:p>
          <draw:enhanced-geometry svg:viewBox="0 0 21600 21600" draw:type="rectangle" draw:enhanced-path="M 0 0 L 21600 0 21600 21600 0 21600 0 0 Z N"/>
        </draw:custom-shape>
        <draw:g xml:id="id2" draw:id="id2">
          <draw:path draw:style-name="gr2" draw:text-style-name="P2" draw:layer="layout" svg:width="1.7cm" svg:height="1.7cm" svg:x="7.299cm" svg:y="3.1cm" svg:viewBox="0 0 1701 1701" svg:d="M850 0c482 0 850 368 850 850s-368 850-850 850-850-368-850-850 368-850 850-850zM0 0zM1701 1701z">
            <text:p/>
          </draw:path>
          <draw:path draw:style-name="gr3" draw:text-style-name="P3" draw:layer="layout" svg:width="0.4cm" svg:height="0.2cm" svg:x="8.799cm" svg:y="3.899cm" svg:viewBox="0 0 401 201" svg:d="M106 1c-35 0-71 0-106 0 67 67 133 133 200 200 67-67 134-133 201-200-35 0-71 0-106 0-63 0-126 0-189 0zM0 201zM401 0z">
            <text:p/>
          </draw:path>
          <draw:path draw:style-name="gr4" draw:text-style-name="P2" draw:layer="layout" svg:width="1.7cm" svg:height="1.7cm" svg:x="7.3cm" svg:y="3.101cm" svg:viewBox="0 0 1701 1701" svg:d="M850 0c482 0 850 368 850 850s-368 850-850 850-850-368-850-850 368-850 850-850zM0 0zM1701 1701z">
            <text:p/>
          </draw:path>
        </draw:g>
        <draw:frame draw:style-name="gr8" draw:text-style-name="P4" draw:layer="layout" svg:width="5.2cm" svg:height="0.962cm" svg:x="7cm" svg:y="4.527cm">
          <draw:text-box>
            <text:p>Users Controller</text:p>
          </draw:text-box>
        </draw:frame>
        <draw:frame draw:style-name="gr9" draw:text-style-name="P4" draw:layer="layout" svg:width="7.3cm" svg:height="0.962cm" svg:x="7cm" svg:y="7.2cm">
          <draw:text-box>
            <text:p>Posts Controller</text:p>
          </draw:text-box>
        </draw:frame>
        <draw:g xml:id="id3" draw:id="id3">
          <draw:path draw:style-name="gr2" draw:text-style-name="P2" draw:layer="layout" svg:width="1.7cm" svg:height="1.7cm" svg:x="7.299cm" svg:y="8.398cm" svg:viewBox="0 0 1701 1701" svg:d="M850 0c482 0 850 368 850 850s-368 850-850 850-850-368-850-850 368-850 850-850zM0 0zM1701 1701z">
            <text:p/>
          </draw:path>
          <draw:path draw:style-name="gr3" draw:text-style-name="P3" draw:layer="layout" svg:width="0.4cm" svg:height="0.2cm" svg:x="8.799cm" svg:y="9.197cm" svg:viewBox="0 0 401 201" svg:d="M106 1c-35 0-71 0-106 0 67 67 133 133 200 200 67-67 134-133 201-200-35 0-71 0-106 0-63 0-126 0-189 0zM0 201zM401 0z">
            <text:p/>
          </draw:path>
          <draw:path draw:style-name="gr2" draw:text-style-name="P2" draw:layer="layout" svg:width="1.7cm" svg:height="1.7cm" svg:x="7.3cm" svg:y="8.399cm" svg:viewBox="0 0 1701 1701" svg:d="M850 0c482 0 850 368 850 850s-368 850-850 850-850-368-850-850 368-850 850-850zM0 0zM1701 1701z">
            <text:p/>
          </draw:path>
        </draw:g>
        <draw:frame draw:style-name="gr9" draw:text-style-name="P4" draw:layer="layout" svg:width="7.3cm" svg:height="0.962cm" svg:x="7cm" svg:y="9.9cm">
          <draw:text-box>
            <text:p>Welcome Controller</text:p>
          </draw:text-box>
        </draw:frame>
        <draw:connector draw:style-name="gr10" draw:text-style-name="P2" draw:layer="layout" draw:line-skew="-0.491cm" svg:x1="4.1cm" svg:y1="6.534cm" svg:x2="7.299cm" svg:y2="3.951cm" draw:start-shape="id1" draw:start-glue-point="1" draw:end-shape="id2" draw:end-glue-point="3" svg:d="M4100 6534h1100v-2583h2099" svg:viewBox="0 0 3200 2584">
          <text:p/>
        </draw:connector>
        <draw:line draw:style-name="gr10" draw:text-style-name="P2" draw:layer="layout" svg:x1="4.1cm" svg:y1="6.56cm" svg:x2="7.3cm" svg:y2="6.56cm">
          <text:p/>
        </draw:line>
        <draw:connector draw:style-name="gr10" draw:text-style-name="P2" draw:layer="layout" draw:line-skew="-0.491cm" svg:x1="4.1cm" svg:y1="6.534cm" svg:x2="7.299cm" svg:y2="9.249cm" draw:start-shape="id1" draw:end-shape="id3" draw:end-glue-point="3" svg:d="M4100 6534h1100v2715h2099" svg:viewBox="0 0 3200 2716">
          <text:p/>
        </draw:connector>
        <draw:custom-shape draw:style-name="gr11" draw:text-style-name="P2" draw:layer="layout" svg:width="9.7cm" svg:height="6.3cm" svg:x="15.4cm" svg:y="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3cm" svg:height="0.7cm" svg:x="15.4cm" svg:y="2.1cm">
          <text:p text:style-name="P1">Model</text:p>
          <draw:enhanced-geometry svg:viewBox="0 0 21600 21600" draw:type="rectangle" draw:enhanced-path="M 0 0 L 21600 0 21600 21600 0 21600 0 0 Z N"/>
        </draw:custom-shape>
        <draw:g xml:id="id6" draw:id="id6">
          <draw:path draw:style-name="gr4" draw:text-style-name="P2" draw:layer="layout" svg:width="1.7cm" svg:height="1.7cm" svg:x="16.8cm" svg:y="5.699cm" svg:viewBox="0 0 1701 1701" svg:d="M850 0c482 0 850 368 850 850s-368 850-850 850-850-368-850-850 368-850 850-850zM0 0zM1701 1701z">
            <text:p text:style-name="P1"><text:s/></text:p>
          </draw:path>
          <draw:line draw:style-name="gr5" draw:text-style-name="P2" draw:layer="layout" svg:x1="17.101cm" svg:y1="7.4cm" svg:x2="18.201cm" svg:y2="7.4cm">
            <text:p/>
          </draw:line>
        </draw:g>
        <draw:connector draw:style-name="gr10" draw:text-style-name="P2" draw:layer="layout" draw:type="line" svg:x1="9.2cm" svg:y1="3.951cm" svg:x2="16.8cm" svg:y2="3.95cm" draw:start-shape="id2" draw:end-shape="id4" draw:end-glue-point="3" svg:d="M9200 3951l7600-1" svg:viewBox="0 0 7601 2">
          <text:p/>
        </draw:connector>
        <draw:connector draw:style-name="gr10" draw:text-style-name="P2" draw:layer="layout" draw:type="line" svg:x1="9.2cm" svg:y1="6.551cm" svg:x2="16.8cm" svg:y2="6.549cm" draw:start-shape="id5" draw:start-glue-point="1" draw:end-shape="id6" draw:end-glue-point="3" svg:d="M9200 6551l7600-2" svg:viewBox="0 0 7601 3">
          <text:p/>
        </draw:connector>
        <draw:frame draw:style-name="gr8" draw:text-style-name="P4" draw:layer="layout" svg:width="5.2cm" svg:height="0.962cm" svg:x="16.5cm" svg:y="4.738cm">
          <draw:text-box>
            <text:p>Users</text:p>
          </draw:text-box>
        </draw:frame>
        <draw:frame draw:style-name="gr9" draw:text-style-name="P4" draw:layer="layout" svg:width="7.3cm" svg:height="0.962cm" svg:x="16.5cm" svg:y="7.338cm">
          <draw:text-box>
            <text:p>Posts</text:p>
          </draw:text-box>
        </draw:frame>
        <draw:connector draw:style-name="gr12" draw:text-style-name="P1" draw:layer="layout" draw:line-skew="0.681cm" svg:x1="18.501cm" svg:y1="3.95cm" svg:x2="18.501cm" svg:y2="6.549cm" draw:start-shape="id4" draw:start-glue-point="1" draw:end-shape="id6" draw:end-glue-point="1" svg:d="M18501 3950h1199v2599h-1199" svg:viewBox="0 0 1200 2600">
          <text:p/>
        </draw:connector>
        <draw:custom-shape draw:style-name="gr13" draw:text-style-name="P2" draw:layer="layout" svg:width="8.7cm" svg:height="8.5cm" svg:x="6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3cm" svg:height="0.7cm" svg:x="6cm" svg:y="11.5cm">
          <text:p text:style-name="P1">View</text:p>
          <draw:enhanced-geometry svg:viewBox="0 0 21600 21600" draw:mirror-horizontal="false" draw:mirror-vertical="false" draw:type="rectangle" draw:enhanced-path="M 0 0 L 21600 0 21600 21600 0 21600 0 0 Z N"/>
        </draw:custom-shape>
        <draw:g xml:id="id8" draw:id="id8">
          <draw:path draw:style-name="gr2" draw:text-style-name="P2" draw:layer="layout" svg:width="1.7cm" svg:height="1.7cm" svg:x="7.313cm" svg:y="15.099cm" svg:viewBox="0 0 1701 1701" svg:d="M850 0c482 0 850 368 850 850s-368 850-850 850-850-368-850-850 368-850 850-850zM0 0zM1701 1701z">
            <text:p/>
          </draw:path>
          <draw:line draw:style-name="gr5" draw:text-style-name="P2" draw:layer="layout" svg:x1="7.1cm" svg:y1="15.956cm" svg:x2="7.3cm" svg:y2="15.956cm">
            <text:p/>
          </draw:line>
          <draw:line draw:style-name="gr5" draw:text-style-name="P2" draw:layer="layout" svg:x1="7.1cm" svg:y1="15.556cm" svg:x2="7.1cm" svg:y2="16.356cm">
            <text:p/>
          </draw:line>
        </draw:g>
        <draw:g xml:id="id9" draw:id="id9">
          <draw:path draw:style-name="gr2" draw:text-style-name="P2" draw:layer="layout" svg:width="1.7cm" svg:height="1.7cm" svg:x="7.299cm" svg:y="17.499cm" svg:viewBox="0 0 1701 1701" svg:d="M850 0c482 0 850 368 850 850s-368 850-850 850-850-368-850-850 368-850 850-850zM0 0zM1701 1701z">
            <text:p/>
          </draw:path>
          <draw:line draw:style-name="gr5" draw:text-style-name="P2" draw:layer="layout" svg:x1="7.086cm" svg:y1="18.356cm" svg:x2="7.286cm" svg:y2="18.356cm">
            <text:p/>
          </draw:line>
          <draw:line draw:style-name="gr5" draw:text-style-name="P2" draw:layer="layout" svg:x1="7.086cm" svg:y1="17.956cm" svg:x2="7.086cm" svg:y2="18.756cm">
            <text:p/>
          </draw:line>
        </draw:g>
        <draw:connector draw:style-name="gr10" draw:text-style-name="P2" draw:layer="layout" draw:line-skew="3.499cm" svg:x1="9.2cm" svg:y1="9.249cm" svg:x2="9cm" svg:y2="13.45cm" draw:start-shape="id3" draw:end-shape="id7" draw:end-glue-point="1" svg:d="M9200 9249h4000v4201h-4200" svg:viewBox="0 0 4201 4202">
          <text:p/>
        </draw:connector>
        <draw:frame draw:style-name="gr9" draw:text-style-name="P4" draw:layer="layout" svg:width="7.3cm" svg:height="0.962cm" svg:x="7.1cm" svg:y="14.2cm">
          <draw:text-box>
            <text:p>Welcome View</text:p>
          </draw:text-box>
        </draw:frame>
        <draw:frame draw:style-name="gr9" draw:text-style-name="P4" draw:layer="layout" svg:width="7.3cm" svg:height="0.962cm" svg:x="7.1cm" svg:y="16.638cm">
          <draw:text-box>
            <text:p>Posts View</text:p>
          </draw:text-box>
        </draw:frame>
        <draw:frame draw:style-name="gr9" draw:text-style-name="P4" draw:layer="layout" svg:width="7.3cm" svg:height="0.962cm" svg:x="7cm" svg:y="18.938cm">
          <draw:text-box>
            <text:p>Users</text:p>
          </draw:text-box>
        </draw:frame>
        <draw:connector draw:style-name="gr10" draw:text-style-name="P2" draw:layer="layout" draw:line-skew="2.034cm" svg:x1="13.599cm" svg:y1="6.565cm" svg:x2="9.014cm" svg:y2="15.949cm" draw:end-shape="id8" draw:end-glue-point="1" svg:d="M13599 6565h1v9384h-4586" svg:viewBox="0 0 4587 9385">
          <text:p/>
        </draw:connector>
        <draw:connector draw:style-name="gr10" draw:text-style-name="P2" draw:layer="layout" draw:line-skew="2.241cm" svg:x1="14cm" svg:y1="4.013cm" svg:x2="9cm" svg:y2="18.349cm" draw:end-shape="id9" draw:end-glue-point="1" svg:d="M14000 4013v14336h-5000" svg:viewBox="0 0 5001 14337">
          <text:p/>
        </draw:connector>
        <draw:connector draw:style-name="gr10" draw:text-style-name="P2" draw:layer="layout" svg:x1="7.086cm" svg:y1="13.45cm" svg:x2="2.689cm" svg:y2="7.669cm" draw:start-shape="id7" draw:start-glue-point="3" draw:end-shape="id1" draw:end-glue-point="2" svg:d="M7086 13450h-4397v-5781" svg:viewBox="0 0 4398 5782">
          <text:p/>
        </draw:connector>
        <draw:connector draw:style-name="gr10" draw:text-style-name="P2" draw:layer="layout" svg:x1="7.1cm" svg:y1="15.949cm" svg:x2="2.689cm" svg:y2="7.669cm" draw:start-shape="id8" draw:start-glue-point="3" draw:end-shape="id1" draw:end-glue-point="2" svg:d="M7100 15949h-4411v-8280" svg:viewBox="0 0 4412 8281">
          <text:p/>
        </draw:connector>
        <draw:connector draw:style-name="gr10" draw:text-style-name="P2" draw:layer="layout" svg:x1="7.086cm" svg:y1="18.349cm" svg:x2="2.689cm" svg:y2="7.669cm" draw:start-shape="id9" draw:start-glue-point="3" draw:end-shape="id1" draw:end-glue-point="2" svg:d="M7086 18349h-4397v-10680" svg:viewBox="0 0 4398 106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14:46:34.942657719</meta:creation-date>
    <dc:date>2016-10-29T15:52:47.554260711</dc:date>
    <meta:editing-duration>PT14M5S</meta:editing-duration>
    <meta:editing-cycles>2</meta:editing-cycles>
    <meta:generator>LibreOffice/5.2.2.2.0$Linux_X86_64 LibreOffice_project/20m0$Build-2</meta:generator>
    <meta:document-statistic meta:object-count="57"/>
  </office:meta>
</office:document-meta>
</file>